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fo:color="#222222" style:font-name="Times New Roman" fo:font-size="13pt" fo:letter-spacing="normal" fo:font-style="normal" fo:font-weight="normal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gar Lopez</text:p>
      <text:p text:style-name="Standard"/>
      <text:p text:style-name="Standard">CMPM 20</text:p>
      <text:p text:style-name="Standard"/>
      <text:p text:style-name="Standard">Weekly Log</text:p>
      <text:p text:style-name="Standard"/>
      <text:p text:style-name="Standard"/>
      <text:p text:style-name="Standard"/>
      <text:p text:style-name="Standard"/>
      <text:p text:style-name="P1"><text:tab/>This week for CMPM 20 I contributed <text:s/>with the some Art. In the aspect that I came up with some of them and drew them on a piece of paper, then gave them to Patrick for him to transfer them over to a digital form. He made them really nice and I am happy with out Art so far. I also searched online for songs or music in the background and I came across some very interesting music. I picked the ones I thought would better suit the game and this week I will ask my team to hear them and vote on which one they like the most. <text:s/>I also found this winter breeze loop which will be playing in the background of the music in a lower tone. This will help the game because the wind will make it a little more realistic. I also worked on the dialogue of the game. This is because our game is based on stories and adventures. I wrote a few prototypes (dialogues) <text:s/>that I will be modifying this week to make them sound more casual. I will also be adding more dialogues if more characters are introduced to the game but for now we have 4. I Plan on coding the sound into the game this week and having a nice light breeze playing in the backg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gar Lopez</meta:initial-creator>
    <meta:creation-date>2015-02-27T17:26:17.55</meta:creation-date>
    <dc:date>2015-02-27T17:37:49.63</dc:date>
    <dc:creator>Edgar Lopez</dc:creator>
    <meta:editing-duration>PT00H10M49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4" meta:word-count="232" meta:character-count="1163"/>
  </office:meta>
</office:document-meta>
</file>